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4.165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BARRIOS</text:p>
          </table:table-cell>
          <table:table-cell table:style-name="ce2" office:value-type="string">
            <text:p>MUSEOS</text:p>
          </table:table-cell>
          <table:table-cell table:style-name="ce2" office:value-type="string">
            <text:p>MONUMENTOS</text:p>
          </table:table-cell>
        </table:table-row>
        <table:table-row table:style-name="ro1">
          <table:table-cell office:value-type="string">
            <text:p>Codigo de barrio:int</text:p>
          </table:table-cell>
          <table:table-cell table:number-columns-repeated="2" office:value-type="string">
            <text:p>Pk:int</text:p>
          </table:table-cell>
        </table:table-row>
        <table:table-row table:style-name="ro1">
          <table:table-cell office:value-type="string">
            <text:p>Codigo de distrito:int</text:p>
          </table:table-cell>
          <table:table-cell office:value-type="string">
            <text:p>Nombre:string</text:p>
          </table:table-cell>
          <table:table-cell office:value-type="string">
            <text:p>Nombre:string</text:p>
          </table:table-cell>
        </table:table-row>
        <table:table-row table:style-name="ro1">
          <table:table-cell office:value-type="string">
            <text:p>Nombre de barrio:string</text:p>
          </table:table-cell>
          <table:table-cell office:value-type="string">
            <text:p>Descripcion-entidad:string</text:p>
          </table:table-cell>
          <table:table-cell office:value-type="string">
            <text:p>Descripcion-entidad:string</text:p>
          </table:table-cell>
        </table:table-row>
        <table:table-row table:style-name="ro1">
          <table:table-cell office:value-type="string">
            <text:p>Superficie:int</text:p>
          </table:table-cell>
          <table:table-cell table:style-name="ce3" office:value-type="string">
            <text:p>Horario:string</text:p>
          </table:table-cell>
          <table:table-cell table:style-name="ce3" office:value-type="string">
            <text:p>Horario:string</text:p>
          </table:table-cell>
        </table:table-row>
        <table:table-row table:style-name="ro1">
          <table:table-cell office:value-type="string">
            <text:p>Perimetro:int</text:p>
          </table:table-cell>
          <table:table-cell office:value-type="string">
            <text:p>Equipamiento:string</text:p>
          </table:table-cell>
          <table:table-cell office:value-type="string">
            <text:p>Equipamiento:string</text:p>
          </table:table-cell>
        </table:table-row>
        <table:table-row table:style-name="ro1">
          <table:table-cell/>
          <table:table-cell office:value-type="string">
            <text:p>Transporte:string</text:p>
          </table:table-cell>
          <table:table-cell office:value-type="string">
            <text:p>Transporte:string</text:p>
          </table:table-cell>
        </table:table-row>
        <table:table-row table:style-name="ro1">
          <table:table-cell/>
          <table:table-cell office:value-type="string">
            <text:p>Descripcion:string</text:p>
          </table:table-cell>
          <table:table-cell office:value-type="string">
            <text:p>Descripcion:string</text:p>
          </table:table-cell>
        </table:table-row>
        <table:table-row table:style-name="ro1">
          <table:table-cell/>
          <table:table-cell office:value-type="string">
            <text:p>Accesibilidad:bool</text:p>
          </table:table-cell>
          <table:table-cell office:value-type="string">
            <text:p>Accesibilidad:bool</text:p>
          </table:table-cell>
        </table:table-row>
        <table:table-row table:style-name="ro1">
          <table:table-cell/>
          <table:table-cell office:value-type="string">
            <text:p>Content-URL:string</text:p>
          </table:table-cell>
          <table:table-cell office:value-type="string">
            <text:p>Content-URL:string</text:p>
          </table:table-cell>
        </table:table-row>
        <table:table-row table:style-name="ro1">
          <table:table-cell/>
          <table:table-cell office:value-type="string">
            <text:p>Nombre-vial:string</text:p>
          </table:table-cell>
          <table:table-cell office:value-type="string">
            <text:p>Nombre-vial:string</text:p>
          </table:table-cell>
        </table:table-row>
        <table:table-row table:style-name="ro2">
          <table:table-cell/>
          <table:table-cell office:value-type="string">
            <text:p>Clase-vial:string</text:p>
          </table:table-cell>
          <table:table-cell office:value-type="string">
            <text:p>Clase-vial:string</text:p>
          </table:table-cell>
        </table:table-row>
        <table:table-row table:style-name="ro2">
          <table:table-cell/>
          <table:table-cell office:value-type="string">
            <text:p>Tipo-num:string</text:p>
          </table:table-cell>
          <table:table-cell office:value-type="string">
            <text:p>Tipo-num:string</text:p>
          </table:table-cell>
        </table:table-row>
        <table:table-row table:style-name="ro2">
          <table:table-cell/>
          <table:table-cell office:value-type="string">
            <text:p>Num:int</text:p>
          </table:table-cell>
          <table:table-cell office:value-type="string">
            <text:p>Num:int</text:p>
          </table:table-cell>
        </table:table-row>
        <table:table-row table:style-name="ro2">
          <table:table-cell/>
          <table:table-cell office:value-type="string">
            <text:p>Planta:int</text:p>
          </table:table-cell>
          <table:table-cell office:value-type="string">
            <text:p>Planta:int</text:p>
          </table:table-cell>
        </table:table-row>
        <table:table-row table:style-name="ro2">
          <table:table-cell/>
          <table:table-cell office:value-type="string">
            <text:p>Puerta:string</text:p>
          </table:table-cell>
          <table:table-cell office:value-type="string">
            <text:p>Puerta:string</text:p>
          </table:table-cell>
        </table:table-row>
        <table:table-row table:style-name="ro2">
          <table:table-cell/>
          <table:table-cell office:value-type="string">
            <text:p>Orientacion:string</text:p>
          </table:table-cell>
          <table:table-cell office:value-type="string">
            <text:p>Orientacion:string</text:p>
          </table:table-cell>
        </table:table-row>
        <table:table-row table:style-name="ro2">
          <table:table-cell/>
          <table:table-cell office:value-type="string">
            <text:p>Localidad:string</text:p>
          </table:table-cell>
          <table:table-cell office:value-type="string">
            <text:p>Localidad:string</text:p>
          </table:table-cell>
        </table:table-row>
        <table:table-row table:style-name="ro2">
          <table:table-cell/>
          <table:table-cell office:value-type="string">
            <text:p>Provincia:string</text:p>
          </table:table-cell>
          <table:table-cell office:value-type="string">
            <text:p>Provincia:string</text:p>
          </table:table-cell>
        </table:table-row>
        <table:table-row table:style-name="ro2">
          <table:table-cell/>
          <table:table-cell office:value-type="string">
            <text:p>Codigo-postal:int</text:p>
          </table:table-cell>
          <table:table-cell office:value-type="string">
            <text:p>Codigo-postal:int</text:p>
          </table:table-cell>
        </table:table-row>
        <table:table-row table:style-name="ro2">
          <table:table-cell/>
          <table:table-cell office:value-type="string">
            <text:p>Barrio:string</text:p>
          </table:table-cell>
          <table:table-cell office:value-type="string">
            <text:p>Barrio:string</text:p>
          </table:table-cell>
        </table:table-row>
        <table:table-row table:style-name="ro2">
          <table:table-cell/>
          <table:table-cell office:value-type="string">
            <text:p>Distrito:string</text:p>
          </table:table-cell>
          <table:table-cell office:value-type="string">
            <text:p>Distrito:string</text:p>
          </table:table-cell>
        </table:table-row>
        <table:table-row table:style-name="ro2">
          <table:table-cell/>
          <table:table-cell office:value-type="string">
            <text:p>Coordenada-x:int</text:p>
          </table:table-cell>
          <table:table-cell office:value-type="string">
            <text:p>Coordenada-x:int</text:p>
          </table:table-cell>
        </table:table-row>
        <table:table-row table:style-name="ro2">
          <table:table-cell/>
          <table:table-cell office:value-type="string">
            <text:p>Coordenada-y:int</text:p>
          </table:table-cell>
          <table:table-cell office:value-type="string">
            <text:p>Coordenada-y:int</text:p>
          </table:table-cell>
        </table:table-row>
        <table:table-row table:style-name="ro2">
          <table:table-cell/>
          <table:table-cell office:value-type="string">
            <text:p>Latitud:float</text:p>
          </table:table-cell>
          <table:table-cell office:value-type="string">
            <text:p>Latitud:float</text:p>
          </table:table-cell>
        </table:table-row>
        <table:table-row table:style-name="ro2">
          <table:table-cell/>
          <table:table-cell office:value-type="string">
            <text:p>Longitud:float</text:p>
          </table:table-cell>
          <table:table-cell office:value-type="string">
            <text:p>Longitud:float</text:p>
          </table:table-cell>
        </table:table-row>
        <table:table-row table:style-name="ro1">
          <table:table-cell/>
          <table:table-cell table:number-columns-repeated="2" office:value-type="string">
            <text:p>Telefono:int</text:p>
          </table:table-cell>
        </table:table-row>
        <table:table-row table:style-name="ro1">
          <table:table-cell/>
          <table:table-cell table:number-columns-repeated="2" office:value-type="string">
            <text:p>Fax:int</text:p>
          </table:table-cell>
        </table:table-row>
        <table:table-row table:style-name="ro1">
          <table:table-cell/>
          <table:table-cell table:number-columns-repeated="2" office:value-type="string">
            <text:p>Email:int</text:p>
          </table:table-cell>
        </table:table-row>
        <table:table-row table:style-name="ro1">
          <table:table-cell/>
          <table:table-cell table:style-name="ce3" office:value-type="string">
            <text:p>Tipo: string</text:p>
          </table:table-cell>
          <table:table-cell table:style-name="ce3" office:value-type="string">
            <text:p>Tipo: string</text:p>
          </table:table-cell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1/11/2014</text:date>, <text:time>18.41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guida</meta:initial-creator>
    <meta:creation-date>2014-10-29T20:36:00</meta:creation-date>
    <dc:date>2014-11-01T18:41:36</dc:date>
    <dc:creator>luigi guida</dc:creator>
    <meta:editing-duration>PT13M25S</meta:editing-duration>
    <meta:editing-cycles>4</meta:editing-cycles>
    <meta:generator>OpenOffice/4.1.1$Unix OpenOffice.org_project/411m6$Build-9775</meta:generator>
    <meta:document-statistic meta:table-count="3" meta:cell-count="66" meta:object-count="0"/>
  </office:meta>
</office:document-meta>
</file>